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TITO HUAMAN, MARG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8904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TITO HUAMAN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890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OSCOSO TTITO, EDGAR ALEXAN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300978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1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1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0:37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